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09dc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39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42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09dc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letter-kerning="true" style:font-name-asian="MS Gothic" style:font-size-asian="9pt" style:language-asian="en" style:country-asian="US" style:font-style-asian="normal" style:font-weight-asian="normal" style:font-name-complex="Bitstream Vera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147cm" svg:height="1.848cm" svg:x="7.858cm" svg:y="14.695cm">
            <text:p/>
          </draw:rect>
          <draw:frame draw:style-name="gr2" draw:text-style-name="P3" draw:layer="layout" svg:width="1.608cm" svg:height="0.689cm" svg:x="8.334cm" svg:y="14.168cm">
            <draw:text-box>
              <text:p text:style-name="P2"><text:span text:style-name="T1">4 cm</text:span></text:p>
            </draw:text-box>
          </draw:frame>
          <draw:frame draw:style-name="gr3" draw:text-style-name="P3" draw:layer="layout" svg:width="1.925cm" svg:height="0.692cm" draw:transform="rotate (1.5707963267949) translate (7.276cm 16.47cm)">
            <draw:text-box>
              <text:p text:style-name="P2"><text:span text:style-name="T1">3,5 cm</text:span></text:p>
            </draw:text-box>
          </draw:frame>
          <draw:rect draw:style-name="gr4" draw:text-style-name="P4" draw:layer="layout" svg:width="3.216cm" svg:height="2.371cm" svg:x="11.291cm" svg:y="14.169cm">
            <text:p/>
          </draw:rect>
          <draw:frame draw:style-name="gr2" draw:text-style-name="P3" draw:layer="layout" svg:width="1.606cm" svg:height="0.689cm" svg:x="12.28cm" svg:y="13.64cm">
            <draw:text-box>
              <text:p text:style-name="P2"><text:span text:style-name="T1">6 cm</text:span></text:p>
            </draw:text-box>
          </draw:frame>
          <draw:frame draw:style-name="gr3" draw:text-style-name="P3" draw:layer="layout" svg:width="2.394cm" svg:height="0.692cm" draw:transform="rotate (1.5707963267949) translate (10.701cm 16.186cm)">
            <draw:text-box>
              <text:p text:style-name="P2"><text:span text:style-name="T1">4,5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36:57.022698750</meta:creation-date>
    <dc:date>2018-05-14T10:37:15.007760355</dc:date>
    <meta:editing-duration>PT18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